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0-01_04-18-18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0-01_01-18-35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09-30_21-10-36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2-09-30_20-14-19_000.jpg</text:p>
          </table:table-cell>
          <table:table-cell table:style-name="ce27" office:value-type="string">
            <text:p>:m 東和 PHOTO / 220930f / 東神奈川駅 / ガーラ東神奈川 / １名（設備） / 日建（馬淵建設） / 日報</text:p>
          </table:table-cell>
          <table:table-cell table:style-name="ce29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東和 PHOTO / 220930f / 東神奈川駅 / ガーラ東神奈川 / １名（設備） / 日建（馬淵建設） / 日報">
            <text:p>:m 東和 PHOTO / 220930f / 東神奈川駅 / ガーラ東神奈川 / １名（設備） / 日建（馬淵建設） / 日報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01_14-54-45_000.jpg</text:p>
          </table:table-cell>
          <table:table-cell table:style-name="ce27" office:value-type="string">
            <text:p>:PHOTO 記録 / 文書　/ occasion=記事を読んだ / for=「畝」の左のみの、中国語の文字：亩mu3：平方キロメートルに、換算 / doc=~,other=東京ドームは、約、２３亩(47÷2)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PHOTO 記録 / 文書　/ occasion=記事を読んだ / for=「畝」の左のみの、中国語の文字：亩mu3：平方キロメートルに、換算 / doc=~,other=東京ドームは、約、２３亩(47÷2)">
            <text:p>:PHOTO 記録 / 文書　/ occasion=記事を読んだ / for=「畝」の左のみの、中国語の文字：亩mu3：平方キロメートルに、換算 / doc=~,other=東京ドームは、約、２３亩(47÷2)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0-01_07-47-42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0-01_19-00-07_000.jpg</text:p>
          </table:table-cell>
          <table:table-cell table:style-name="ce27" office:value-type="string">
            <text:p>:m :篠笛,shinobue #*# / session-memo:session-2 / p.1:genre=melody,key=h-2`(C),file-piece-musescore=~ \\\ p.2:genre=melody,for=continue-from:page-1,file-piece-musescore=~ \\\ p.3:genre=melody,file-piece-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:篠笛,shinobue #*# / session-memo:session-2 / p.1:genre=melody,key=h-2`(C),file-piece-musescore=~ \\\ p.2:genre=melody,for=continue-from:page-1,file-piece-musescore=~ \\\ p.3:genre=melody,file-piece-musescore=~">
            <text:p>:m :篠笛,shinobue #*# / session-memo:session-2 / p.1:genre=melody,key=h-2`(C),file-piece-musescore=~ \\\ p.2:genre=melody,for=continue-from:page-1,file-piece-musescore=~ \\\ p.3:genre=melody,file-piece-musescore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float" office:value="0">
            <text:p>0</text:p>
          </table:table-cell>
          <table:table-cell table:style-name="ce10" table:formula="of:=RIGHT([.B9];[.K9])" office:value-type="float" office:value="0">
            <text:p>#VALUE!</text:p>
          </table:table-cell>
          <table:table-cell table:style-name="ce53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8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2">2022/10/02</text:date>, <text:time>10:30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02T10:30:49.56</dc:date>
    <dc:creator>iwabuchi ken</dc:creator>
    <meta:editing-duration>P49DT11H22M</meta:editing-duration>
    <meta:editing-cycles>16148</meta:editing-cycles>
    <meta:document-statistic meta:table-count="2" meta:cell-count="908" meta:object-count="0"/>
    <meta:user-defined meta:name="qrichtext">1</meta:user-defined>
  </office:meta>
</office:document-meta>
</file>